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10.421cm"/>
    </style:style>
    <style:style style:name="co5" style:family="table-column">
      <style:table-column-properties fo:break-before="auto" style:column-width="6.6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6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 table:number-columns-spanned="8" table:number-rows-spanned="2">
            <text:p>Bug reported: Generic Shop / My Account</text:p>
          </table:table-cell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1">
          <table:covered-table-cell table:style-name="ce2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2">
            <text:p><text:span text:style-name="T1">Preconditions</text:span>: <text:a xlink:href="https://skleptest.pl/my-account/" xlink:type="simple">https://skleptest.pl/my-account/</text:a> website is opened  </text:p>
            <text:p>Access do registered user data:</text:p>
            <text:p/>
            <text:p><text:span text:style-name="T1">Environment</text:span>: Windows 10, Google Chrome version 115.0.5790.173   </text:p>
          </table:table-cell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3">
          <table:covered-table-cell table:style-name="ce2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tle 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style-name="ce3" office:value-type="string" calcext:value-type="string">
            <text:p>Actual results</text:p>
          </table:table-cell>
          <table:table-cell table:style-name="ce3" office:value-type="string" calcext:value-type="string">
            <text:p>Attachments</text:p>
          </table:table-cell>
          <table:table-cell table:style-name="ce3" table:number-columns-repeated="1018"/>
        </table:table-row>
        <table:table-row table:style-name="ro4">
          <table:table-cell office:value-type="string" calcext:value-type="string">
            <text:p>Acc01</text:p>
          </table:table-cell>
          <table:table-cell office:value-type="string" calcext:value-type="string">
            <text:p>Password is sent to database in unecrypted / not salting form</text:p>
          </table:table-cell>
          <table:table-cell office:value-type="string" calcext:value-type="string">
            <text:p>1. Open Devtools/Network </text:p>
            <text:p><text:span text:style-name="T2">2. Register new user or login to registered user with valid data</text:span></text:p>
          </table:table-cell>
          <table:table-cell office:value-type="string" calcext:value-type="string">
            <text:p>User data (password) should be sent to database in salting form </text:p>
          </table:table-cell>
          <table:table-cell office:value-type="string" calcext:value-type="string">
            <text:p>Password is sent to database unencrypted (not salting form)</text:p>
          </table:table-cell>
          <table:table-cell office:value-type="string" calcext:value-type="string">
            <text:p><text:a xlink:href="https://drive.google.com/file/d/1TG-XsNJZ1-6o0-rC-WZIsthEP4dGrQOR/view?usp=sharing" xlink:type="simple">https://drive.google.com/file/d/1TG-XsNJZ1-6o0-rC-WZIsthEP4dGrQOR/view?usp=sharing</text:a>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Acc02</text:p>
          </table:table-cell>
          <table:table-cell office:value-type="string" calcext:value-type="string">
            <text:p>You can overwrite account by registering with registered email address</text:p>
          </table:table-cell>
          <table:table-cell office:value-type="string" calcext:value-type="string">
            <text:p>1. Register new user with registered already email address</text:p>
          </table:table-cell>
          <table:table-cell office:value-type="string" calcext:value-type="string">
            <text:p>You cannot overwrite an account. Valid message should be displayed</text:p>
          </table:table-cell>
          <table:table-cell office:value-type="string" calcext:value-type="string">
            <text:p>Registering already</text:p>
            <text:p>Registered</text:p>
            <text:p>user is possible.</text:p>
            <text:p>The account</text:p>
            <text:p>is overwritten</text:p>
          </table:table-cell>
          <table:table-cell office:value-type="string" calcext:value-type="string">
            <text:p><text:a xlink:href="https://drive.google.com/file/d/1TyyeoDJ-JJq_c7k_i3U-KOmWkbc3cqZJ/view?usp=sharing" xlink:type="simple">https://drive.google.com/file/d/1TyyeoDJ-JJq_c7k_i3U-KOmWkbc3cqZJ/view?usp=sharing</text:a>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Acc03</text:p>
          </table:table-cell>
          <table:table-cell table:style-name="ce6" office:value-type="string" calcext:value-type="string">
            <text:p>'Account details' bookmark activates logout functionality</text:p>
          </table:table-cell>
          <table:table-cell office:value-type="string" calcext:value-type="string">
            <text:p>1. Login to account with valid data</text:p>
            <text:p><text:span text:style-name="T2">2. Click on ‘account details’</text:span></text:p>
          </table:table-cell>
          <table:table-cell office:value-type="string" calcext:value-type="string">
            <text:p>Account detail sub page is opened</text:p>
          </table:table-cell>
          <table:table-cell table:style-name="ce6" office:value-type="string" calcext:value-type="string">
            <text:p>'Account details' bookmark lead to logout functionalit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5">
          <table:table-cell office:value-type="string" calcext:value-type="string">
            <text:p>Acc04 </text:p>
          </table:table-cell>
          <table:table-cell office:value-type="string" calcext:value-type="string">
            <text:p>'Product name’ component is not displayed in order details</text:p>
          </table:table-cell>
          <table:table-cell office:value-type="string" calcext:value-type="string">
            <text:p>1. Login to account with valid data</text:p>
            <text:p>2. Place any complete order in Generic Shop</text:p>
            <text:p>3. Back to My Account and open order details</text:p>
          </table:table-cell>
          <table:table-cell office:value-type="string" calcext:value-type="string">
            <text:p>Orders could be displayed with components:</text:p>
            <text:p>order number</text:p>
            <text:p>product name</text:p>
            <text:p>order value</text:p>
            <text:p>order status</text:p>
          </table:table-cell>
          <table:table-cell office:value-type="string" calcext:value-type="string">
            <text:p>'Product name’ component is missing </text:p>
          </table:table-cell>
          <table:table-cell office:value-type="string" calcext:value-type="string">
            <text:p><text:a xlink:href="https://drive.google.com/file/d/14M_0f4VLfEmrCIEqlqz8KVETB2c2yvyV/view?usp=sharing" xlink:type="simple">https://drive.google.com/file/d/14M_0f4VLfEmrCIEqlqz8KVETB2c2yvyV/view?usp=sharing</text:a> 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 style:data-style-name="N2" text:time-value="12:54:15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2:54:45.222000000</dc:date>
    <meta:editing-duration>PT7M55S</meta:editing-duration>
    <meta:editing-cycles>2</meta:editing-cycles>
    <meta:generator>LibreOffice/7.1.5.2$Windows_X86_64 LibreOffice_project/85f04e9f809797b8199d13c421bd8a2b025d52b5</meta:generator>
    <meta:document-statistic meta:table-count="1" meta:cell-count="31" meta:object-count="0"/>
  </office:meta>
</office:document-meta>
</file>